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6"/>
          <table:table-cell table:style-name="ce10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11" office:value-type="string" calcext:value-type="string">
            <text:p>Preço com imposto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[.$B$10]*[.C3]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[.$B$10]*[.C4]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[.$B$10]*[.C5]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[.$B$10]*[.C6]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[.$B$10]*[.C7]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mpostos 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55:42.9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12:22.784000000</dc:date>
    <meta:editing-duration>PT11M41S</meta:editing-duration>
    <meta:editing-cycles>6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